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945" officeooo:paragraph-rsid="000da945"/>
    </style:style>
    <style:style style:name="P2" style:family="paragraph" style:parent-style-name="Standard">
      <style:paragraph-properties fo:text-align="justify" style:justify-single-word="false"/>
      <style:text-properties officeooo:rsid="000da945" officeooo:paragraph-rsid="000da945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a945" officeooo:paragraph-rsid="000da945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a945" officeooo:paragraph-rsid="000da945" style:font-weight-asian="bold" style:font-weight-complex="bold"/>
    </style:style>
    <style:style style:name="P5" style:family="paragraph" style:parent-style-name="Standard">
      <style:text-properties fo:font-weight="bold" officeooo:rsid="000da945" officeooo:paragraph-rsid="000da945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dactar un documento que defina lo siguiente:</text:p>
      <text:p text:style-name="Standard">o Portada.</text:p>
      <text:p text:style-name="Standard">o Índice.</text:p>
      <text:p text:style-name="Standard">o Introducción</text:p>
      <text:p text:style-name="Standard">o Título y descripción detallada del proyecto, logotipo, eslogan.</text:p>
      <text:p text:style-name="Standard">o Listado de módulos, pantallas o formularios a desarrollar (Por ejemplo, módulo de registro).</text:p>
      <text:p text:style-name="Standard">o Definición de tipos de usuario y niveles de acceso.</text:p>
      <text:p text:style-name="Standard">• Primera versión de la base de datos a utilizar (Utilizar gestor de su preferencia), antes investigar si</text:p>
      <text:p text:style-name="Standard">del gestor seleccionado hay soporte para trabajar con NodeJS.</text:p>
      <text:p text:style-name="Standard">• Diseño de plantilla HTML a utilizar.</text:p>
      <text:p text:style-name="Standard">• Diseño del 50% de formularios/pantallas HTML utilizando bootstrap y CSS personalizado.</text:p>
      <text:p text:style-name="Standard">• Login y navegación entre páginas.</text:p>
      <text:p text:style-name="Standard">• Desarrollo y Diseño de un Landing page, usar HTML, CSS y Bootstrap.</text:p>
      <text:p text:style-name="Standard"/>
      <text:p text:style-name="P5">Introducción</text:p>
      <text:p text:style-name="P1"/>
      <text:p text:style-name="P2">CODEPRO es una plataforma web full responsive que permite a los desarrolladores crear y gestionar muy facilmente en la nube para poder tener acceso desde cualquier dispositivo. Se define como un editor de texto en linea.</text:p>
      <text:p text:style-name="P2"/>
      <text:p text:style-name="P4">Titulo</text:p>
      <text:p text:style-name="P2"/>
      <text:p text:style-name="P2"><text:tab/>CODEPRO</text:p>
      <text:p text:style-name="P2"/>
      <text:p text:style-name="P4">Descripcion</text:p>
      <text:p text:style-name="P2"><text:tab/></text:p>
      <text:p text:style-name="P2">CODEPRO es una plataforma web full responsive que permite a los desarrolladores crear y gestionar muy facilmente.</text:p>
      <text:p text:style-name="P2"/>
      <text:p text:style-name="P2">Se puede crear, almacenar, editar y borrar codigos de tal manera que simule un ambiente local y personal de tu ordenador con la ventaja de poder acceder a ella desde cualquier dispositivo.</text:p>
      <text:p text:style-name="P2"/>
      <text:p text:style-name="P2">Podras subir tu codigo echo en algun ordenador local para luego poder tenerlo a mayor disponibilidad, tambien podras descargar tus codigos de tal manera que los puedas usar en tus proyectos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9:58:14.503467656</meta:creation-date>
    <dc:date>2018-07-14T20:09:22.895832739</dc:date>
    <meta:editing-duration>PT11M11S</meta:editing-duration>
    <meta:editing-cycles>1</meta:editing-cycles>
    <meta:document-statistic meta:table-count="0" meta:image-count="0" meta:object-count="0" meta:page-count="1" meta:paragraph-count="22" meta:word-count="231" meta:character-count="1436" meta:non-whitespace-character-count="1224"/>
    <meta:generator>LibreOffice/5.4.6.2$Linux_X86_64 LibreOffice_project/40m0$Build-2</meta:generator>
  </office:meta>
</office:document-meta>
</file>